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f</mi>
      <mrow>
        <mo stretchy="false">(</mo>
        <mrow>
          <mo stretchy="false">ϑ</mo>
          <mi>,</mi>
          <mo stretchy="false">ϕ</mo>
        </mrow>
        <mo stretchy="false">)</mo>
      </mrow>
      <mrow>
        <mi/>
        <mo stretchy="false">=</mo>
        <mrow>
          <mi/>
          <mo stretchy="false">−</mo>
          <mi/>
        </mrow>
      </mrow>
      <mfrac>
        <mi>m</mi>
        <mrow>
          <mn>2</mn>
          <mo stretchy="false">π</mo>
          <msup>
            <mo stretchy="false">ℏ</mo>
            <mn>2</mn>
          </msup>
        </mrow>
      </mfrac>
      <mi/>
      <mrow>
        <munderover>
          <mo stretchy="false">∑</mo>
          <mrow>
            <mi>n</mi>
            <mrow>
              <mi/>
              <mo stretchy="false">=</mo>
              <mi/>
            </mrow>
            <mn>0</mn>
          </mrow>
          <mo stretchy="false">∞</mo>
        </munderover>
        <mi/>
      </mrow>
      <mrow>
        <mo stretchy="false">∫</mo>
        <mi/>
      </mrow>
      <msup>
        <mtext>d</mtext>
        <mn>3</mn>
      </msup>
      <mi>r</mi>
      <mi>'</mi>
      <mi/>
      <mi>V</mi>
      <mrow>
        <mo stretchy="false">(</mo>
        <mrow>
          <mrow>
            <mstyle mathvariant="bold">
              <mrow>
                <mi>r</mi>
              </mrow>
            </mstyle>
          </mrow>
          <mi>'</mi>
        </mrow>
        <mo stretchy="false">)</mo>
      </mrow>
      <mi/>
      <msup>
        <mtext>e</mtext>
        <mrow>
          <mrow>
            <mo stretchy="false">−</mo>
            <mtext>i</mtext>
          </mrow>
          <mi>k</mi>
          <mi/>
          <mrow>
            <mo stretchy="false">(</mo>
            <mrow>
              <msub>
                <mrow>
                  <mstyle mathvariant="bold">
                    <mrow>
                      <mi>e</mi>
                    </mrow>
                  </mstyle>
                </mrow>
                <mi>r</mi>
              </msub>
              <mrow>
                <mi/>
                <mo stretchy="false">⋅</mo>
                <mi/>
              </mrow>
              <mrow>
                <mstyle mathvariant="bold">
                  <mrow>
                    <mi>r</mi>
                  </mrow>
                </mstyle>
              </mrow>
              <mi>'</mi>
            </mrow>
            <mo stretchy="false">)</mo>
          </mrow>
        </mrow>
      </msup>
      <mi/>
      <msup>
        <mo stretchy="false">ϕ</mo>
        <mrow>
          <mrow>
            <mo stretchy="false">(</mo>
            <mrow>
              <mi>n</mi>
            </mrow>
            <mo stretchy="false">)</mo>
          </mrow>
        </mrow>
      </msup>
      <mrow>
        <mo stretchy="false">(</mo>
        <mrow>
          <mrow>
            <mstyle mathvariant="bold">
              <mrow>
                <mi>r</mi>
              </mrow>
            </mstyle>
          </mrow>
          <mi>'</mi>
        </mrow>
        <mo stretchy="false">)</mo>
      </mrow>
    </mrow>
    <annotation encoding="StarMath 5.0">f (%ivartheta , %iphi) ~=~ - ` m over {2 %pi hbar ^2} ` 
sum from {n `=` 0} to infinity ` 
int ` "d" ^3 r' ` 
V ({bold r}') ` 
"e" ^{- "i" k ` ({bold e} _r `cdot` {bold r}')} ` 
%iphi ^{(n)} ({bold r}'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3:28:01.044000000</meta:creation-date>
    <meta:generator>LibreOffice/4.1.4.2$Windows_x86 LibreOffice_project/0a0440ccc0227ad9829de5f46be37cfb6edcf72</meta:generator>
  </office:meta>
</office:document-meta>
</file>